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ff" draw:textarea-horizontal-align="justify" draw:textarea-vertical-align="middle" draw:auto-grow-height="false" fo:min-height="3.785cm" fo:min-width="1.907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58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-color="#0000ff" draw:textarea-horizontal-align="justify" draw:textarea-vertical-align="middle" draw:auto-grow-height="false" fo:min-height="0.159cm" fo:min-width="0cm"/>
    </style:style>
    <style:style style:name="gr4" style:family="graphic" style:parent-style-name="objectwithoutfill">
      <style:graphic-properties draw:stroke="solid" svg:stroke-width="0.035cm" svg:stroke-color="#00ff66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26cm" fo:min-width="0.077cm"/>
    </style:style>
    <style:style style:name="gr6" style:family="graphic" style:parent-style-name="standard">
      <style:graphic-properties draw:stroke="none" draw:fill-color="#0000ff" draw:textarea-horizontal-align="justify" draw:textarea-vertical-align="middle" draw:auto-grow-height="false" fo:min-height="0.326cm" fo:min-width="0.076cm"/>
    </style:style>
    <style:style style:name="gr7" style:family="graphic" style:parent-style-name="standard">
      <style:graphic-properties draw:stroke="none" draw:fill-color="#0000ff" draw:textarea-horizontal-align="justify" draw:textarea-vertical-align="middle" draw:auto-grow-height="false" fo:min-height="0.326cm" fo:min-width="0.078cm"/>
    </style:style>
    <style:style style:name="gr8" style:family="graphic" style:parent-style-name="standard">
      <style:graphic-properties draw:stroke="none" draw:fill-color="#0000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53cm" svg:stroke-color="#000000" draw:marker-start-width="0.437cm" draw:marker-end-width="0.437cm" draw:fill-color="#ffffff" draw:textarea-horizontal-align="justify" draw:textarea-vertical-align="middle" draw:auto-grow-height="false" fo:min-height="0.159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0.326cm" fo:min-width="0.07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0.326cm" fo:min-width="0.077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437cm" draw:marker-end-width="0.437cm" draw:fill-color="#ffffff" draw:textarea-horizontal-align="justify" draw:textarea-vertical-align="middle" draw:auto-grow-height="false" fo:min-height="0.326cm" fo:min-width="0.077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437cm" draw:marker-end-width="0.437cm" draw:fill-color="#ffffff" draw:textarea-horizontal-align="justify" draw:textarea-vertical-align="middle" draw:auto-grow-height="false" fo:min-height="0.326cm" fo:min-width="0.076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53cm" svg:stroke-color="#000000" draw:marker-start-width="0.437cm" draw:marker-end-width="0.437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863cm" fo:min-width="12.25cm"/>
    </style:style>
    <style:style style:name="gr16" style:family="graphic" style:parent-style-name="standard">
      <style:graphic-properties draw:stroke="none" svg:stroke-color="#000000" draw:fill="none" draw:fill-color="#ffffff" fo:min-height="1.391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158cm" fo:min-width="0cm"/>
    </style:style>
    <style:style style:name="gr19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0.158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2.369cm"/>
    </style:style>
    <style:style style:name="gr21" style:family="graphic" style:parent-style-name="objectwithoutfill">
      <style:graphic-properties svg:stroke-width="0.159cm" draw:marker-start-width="0.676cm" draw:marker-end="Symmetric_20_Arrow" draw:marker-end-width="0.776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0000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loext:graphic-properties draw:fill-color="#000000"/>
      <style:paragraph-properties fo:margin-left="0cm" fo:margin-right="0cm" fo:text-align="center" fo:text-indent="0cm"/>
      <style:text-properties style:font-name="Liberation Sans"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22pt" fo:font-weight="bold" style:letter-kerning="true" style:font-name-asian="WenQuanYi Micro Hei" style:font-size-asian="22pt" style:font-weight-asian="bold" style:font-name-complex="Lohit Devanagari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-33% 58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4.295cm" svg:x="3.378cm" svg:y="8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77cm" svg:height="0.576cm" svg:x="3.827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7cm" svg:height="0.576cm" svg:x="4.498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6cm" svg:height="0.576cm" svg:x="5.218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8cm" svg:height="0.577cm" svg:x="3.443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6cm" svg:height="0.577cm" svg:x="4.115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4.786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5.457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088cm" svg:y1="9.68cm" svg:x2="3.764cm" svg:y2="10.001cm">
          <text:p/>
        </draw:line>
        <draw:line draw:style-name="gr4" draw:text-style-name="P3" draw:layer="layout" svg:x1="4.818cm" svg:y1="9.686cm" svg:x2="4.35cm" svg:y2="10.031cm">
          <text:p/>
        </draw:line>
        <draw:line draw:style-name="gr4" draw:text-style-name="P3" draw:layer="layout" svg:x1="5.519cm" svg:y1="9.694cm" svg:x2="5.039cm" svg:y2="10.015cm">
          <text:p/>
        </draw:line>
        <draw:line draw:style-name="gr4" draw:text-style-name="P3" draw:layer="layout" svg:x1="5.53cm" svg:y1="9.69cm" svg:x2="5.691cm" svg:y2="10.028cm">
          <text:p/>
        </draw:line>
        <draw:line draw:style-name="gr4" draw:text-style-name="P3" draw:layer="layout" svg:x1="4.844cm" svg:y1="9.684cm" svg:x2="5.025cm" svg:y2="10.015cm">
          <text:p/>
        </draw:line>
        <draw:line draw:style-name="gr4" draw:text-style-name="P3" draw:layer="layout" svg:x1="4.088cm" svg:y1="9.704cm" svg:x2="4.343cm" svg:y2="10.041cm">
          <text:p/>
        </draw:line>
        <draw:line draw:style-name="gr4" draw:text-style-name="P3" draw:layer="layout" svg:x1="4.115cm" svg:y1="9.684cm" svg:x2="4.997cm" svg:y2="10.017cm">
          <text:p/>
        </draw:line>
        <draw:line draw:style-name="gr4" draw:text-style-name="P3" draw:layer="layout" svg:x1="4.127cm" svg:y1="9.682cm" svg:x2="5.621cm" svg:y2="10.05cm">
          <text:p/>
        </draw:line>
        <draw:line draw:style-name="gr4" draw:text-style-name="P3" draw:layer="layout" svg:x1="5.424cm" svg:y1="9.666cm" svg:x2="3.816cm" svg:y2="10.027cm">
          <text:p/>
        </draw:line>
        <draw:line draw:style-name="gr4" draw:text-style-name="P3" draw:layer="layout" svg:x1="4.866cm" svg:y1="9.677cm" svg:x2="5.624cm" svg:y2="10.03cm">
          <text:p/>
        </draw:line>
        <draw:line draw:style-name="gr4" draw:text-style-name="P3" draw:layer="layout" svg:x1="5.452cm" svg:y1="9.694cm" svg:x2="4.389cm" svg:y2="10.018cm">
          <text:p/>
        </draw:line>
        <draw:line draw:style-name="gr4" draw:text-style-name="P3" draw:layer="layout" svg:x1="4.759cm" svg:y1="9.692cm" svg:x2="3.781cm" svg:y2="10.011cm">
          <text:p/>
        </draw:line>
        <draw:custom-shape draw:style-name="gr5" draw:text-style-name="P4" draw:layer="layout" svg:width="0.577cm" svg:height="0.576cm" svg:x="3.853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4.524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5.243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3.47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4.141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78cm" svg:height="0.576cm" svg:x="4.811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5.483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114cm" svg:y1="12.261cm" svg:x2="3.79cm" svg:y2="11.94cm">
          <text:p/>
        </draw:line>
        <draw:line draw:style-name="gr4" draw:text-style-name="P3" draw:layer="layout" svg:x1="4.844cm" svg:y1="12.256cm" svg:x2="4.376cm" svg:y2="11.911cm">
          <text:p/>
        </draw:line>
        <draw:line draw:style-name="gr4" draw:text-style-name="P3" draw:layer="layout" svg:x1="5.545cm" svg:y1="12.248cm" svg:x2="5.065cm" svg:y2="11.927cm">
          <text:p/>
        </draw:line>
        <draw:line draw:style-name="gr4" draw:text-style-name="P3" draw:layer="layout" svg:x1="5.556cm" svg:y1="12.251cm" svg:x2="5.717cm" svg:y2="11.913cm">
          <text:p/>
        </draw:line>
        <draw:line draw:style-name="gr4" draw:text-style-name="P3" draw:layer="layout" svg:x1="4.87cm" svg:y1="12.258cm" svg:x2="5.051cm" svg:y2="11.927cm">
          <text:p/>
        </draw:line>
        <draw:line draw:style-name="gr4" draw:text-style-name="P3" draw:layer="layout" svg:x1="4.114cm" svg:y1="12.238cm" svg:x2="4.369cm" svg:y2="11.901cm">
          <text:p/>
        </draw:line>
        <draw:line draw:style-name="gr4" draw:text-style-name="P3" draw:layer="layout" svg:x1="4.141cm" svg:y1="12.257cm" svg:x2="5.023cm" svg:y2="11.924cm">
          <text:p/>
        </draw:line>
        <draw:line draw:style-name="gr4" draw:text-style-name="P3" draw:layer="layout" svg:x1="4.153cm" svg:y1="12.259cm" svg:x2="5.647cm" svg:y2="11.891cm">
          <text:p/>
        </draw:line>
        <draw:line draw:style-name="gr4" draw:text-style-name="P3" draw:layer="layout" svg:x1="5.45cm" svg:y1="12.275cm" svg:x2="3.842cm" svg:y2="11.914cm">
          <text:p/>
        </draw:line>
        <draw:line draw:style-name="gr4" draw:text-style-name="P3" draw:layer="layout" svg:x1="4.892cm" svg:y1="12.264cm" svg:x2="5.65cm" svg:y2="11.911cm">
          <text:p/>
        </draw:line>
        <draw:line draw:style-name="gr4" draw:text-style-name="P3" draw:layer="layout" svg:x1="5.477cm" svg:y1="12.248cm" svg:x2="4.414cm" svg:y2="11.924cm">
          <text:p/>
        </draw:line>
        <draw:line draw:style-name="gr4" draw:text-style-name="P3" draw:layer="layout" svg:x1="4.785cm" svg:y1="12.25cm" svg:x2="3.807cm" svg:y2="11.931cm">
          <text:p/>
        </draw:line>
        <draw:custom-shape draw:style-name="gr8" draw:text-style-name="P1" draw:layer="layout" svg:width="0.128cm" svg:height="0.114cm" svg:x="4.666cm" svg:y="10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13cm" svg:x="4.666cm" svg:y="10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21cm" svg:x="4.666cm" svg:y="1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78cm" svg:height="0.576cm" svg:x="3.827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6cm" svg:height="0.576cm" svg:x="4.499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7cm" svg:height="0.576cm" svg:x="5.218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3.444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6cm" svg:height="0.577cm" svg:x="4.116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4.786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5.457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089cm" svg:y1="9.68cm" svg:x2="3.765cm" svg:y2="10.001cm">
          <text:p/>
        </draw:line>
        <draw:line draw:style-name="gr4" draw:text-style-name="P3" draw:layer="layout" svg:x1="4.818cm" svg:y1="9.686cm" svg:x2="4.35cm" svg:y2="10.031cm">
          <text:p/>
        </draw:line>
        <draw:line draw:style-name="gr4" draw:text-style-name="P3" draw:layer="layout" svg:x1="5.52cm" svg:y1="9.694cm" svg:x2="5.04cm" svg:y2="10.015cm">
          <text:p/>
        </draw:line>
        <draw:line draw:style-name="gr4" draw:text-style-name="P3" draw:layer="layout" svg:x1="5.531cm" svg:y1="9.69cm" svg:x2="5.692cm" svg:y2="10.028cm">
          <text:p/>
        </draw:line>
        <draw:line draw:style-name="gr4" draw:text-style-name="P3" draw:layer="layout" svg:x1="4.844cm" svg:y1="9.684cm" svg:x2="5.025cm" svg:y2="10.015cm">
          <text:p/>
        </draw:line>
        <draw:line draw:style-name="gr4" draw:text-style-name="P3" draw:layer="layout" svg:x1="4.089cm" svg:y1="9.704cm" svg:x2="4.344cm" svg:y2="10.041cm">
          <text:p/>
        </draw:line>
        <draw:line draw:style-name="gr4" draw:text-style-name="P3" draw:layer="layout" svg:x1="4.116cm" svg:y1="9.684cm" svg:x2="4.998cm" svg:y2="10.017cm">
          <text:p/>
        </draw:line>
        <draw:line draw:style-name="gr4" draw:text-style-name="P3" draw:layer="layout" svg:x1="4.128cm" svg:y1="9.682cm" svg:x2="5.622cm" svg:y2="10.05cm">
          <text:p/>
        </draw:line>
        <draw:line draw:style-name="gr4" draw:text-style-name="P3" draw:layer="layout" svg:x1="5.425cm" svg:y1="9.666cm" svg:x2="3.817cm" svg:y2="10.027cm">
          <text:p/>
        </draw:line>
        <draw:line draw:style-name="gr4" draw:text-style-name="P3" draw:layer="layout" svg:x1="4.866cm" svg:y1="9.677cm" svg:x2="5.624cm" svg:y2="10.03cm">
          <text:p/>
        </draw:line>
        <draw:line draw:style-name="gr4" draw:text-style-name="P3" draw:layer="layout" svg:x1="5.452cm" svg:y1="9.694cm" svg:x2="4.389cm" svg:y2="10.018cm">
          <text:p/>
        </draw:line>
        <draw:line draw:style-name="gr4" draw:text-style-name="P3" draw:layer="layout" svg:x1="4.759cm" svg:y1="9.692cm" svg:x2="3.781cm" svg:y2="10.011cm">
          <text:p/>
        </draw:line>
        <draw:custom-shape draw:style-name="gr10" draw:text-style-name="P5" draw:layer="layout" svg:width="0.576cm" svg:height="0.576cm" svg:x="3.854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76cm" svg:height="0.576cm" svg:x="4.525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77cm" svg:height="0.576cm" svg:x="5.243cm" svg:y="12.2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3.47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4.141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4.812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76cm" svg:height="0.576cm" svg:x="5.484cm" svg:y="11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115cm" svg:y1="12.261cm" svg:x2="3.791cm" svg:y2="11.94cm">
          <text:p/>
        </draw:line>
        <draw:line draw:style-name="gr4" draw:text-style-name="P3" draw:layer="layout" svg:x1="4.844cm" svg:y1="12.256cm" svg:x2="4.376cm" svg:y2="11.911cm">
          <text:p/>
        </draw:line>
        <draw:line draw:style-name="gr4" draw:text-style-name="P3" draw:layer="layout" svg:x1="5.545cm" svg:y1="12.248cm" svg:x2="5.065cm" svg:y2="11.927cm">
          <text:p/>
        </draw:line>
        <draw:line draw:style-name="gr4" draw:text-style-name="P3" draw:layer="layout" svg:x1="5.557cm" svg:y1="12.251cm" svg:x2="5.718cm" svg:y2="11.913cm">
          <text:p/>
        </draw:line>
        <draw:line draw:style-name="gr4" draw:text-style-name="P3" draw:layer="layout" svg:x1="4.87cm" svg:y1="12.258cm" svg:x2="5.051cm" svg:y2="11.927cm">
          <text:p/>
        </draw:line>
        <draw:line draw:style-name="gr4" draw:text-style-name="P3" draw:layer="layout" svg:x1="4.115cm" svg:y1="12.238cm" svg:x2="4.37cm" svg:y2="11.901cm">
          <text:p/>
        </draw:line>
        <draw:line draw:style-name="gr4" draw:text-style-name="P3" draw:layer="layout" svg:x1="4.142cm" svg:y1="12.257cm" svg:x2="5.024cm" svg:y2="11.924cm">
          <text:p/>
        </draw:line>
        <draw:line draw:style-name="gr4" draw:text-style-name="P3" draw:layer="layout" svg:x1="4.154cm" svg:y1="12.259cm" svg:x2="5.648cm" svg:y2="11.891cm">
          <text:p/>
        </draw:line>
        <draw:line draw:style-name="gr4" draw:text-style-name="P3" draw:layer="layout" svg:x1="5.451cm" svg:y1="12.275cm" svg:x2="3.843cm" svg:y2="11.914cm">
          <text:p/>
        </draw:line>
        <draw:line draw:style-name="gr4" draw:text-style-name="P3" draw:layer="layout" svg:x1="4.892cm" svg:y1="12.264cm" svg:x2="5.65cm" svg:y2="11.911cm">
          <text:p/>
        </draw:line>
        <draw:line draw:style-name="gr4" draw:text-style-name="P3" draw:layer="layout" svg:x1="5.478cm" svg:y1="12.248cm" svg:x2="4.415cm" svg:y2="11.924cm">
          <text:p/>
        </draw:line>
        <draw:line draw:style-name="gr4" draw:text-style-name="P3" draw:layer="layout" svg:x1="4.785cm" svg:y1="12.25cm" svg:x2="3.807cm" svg:y2="11.931cm">
          <text:p/>
        </draw:line>
        <draw:custom-shape draw:style-name="gr14" draw:text-style-name="P5" draw:layer="layout" svg:width="0.127cm" svg:height="0.114cm" svg:x="4.667cm" svg:y="10.6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13cm" svg:x="4.667cm" svg:y="10.8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21cm" svg:x="4.667cm" svg:y="11.0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9.348cm" svg:y="10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9.349cm" svg:y="10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9.749cm" svg:y="10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9.75cm" svg:y="10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10.15cm" svg:y="10.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78cm" svg:height="0.217cm" svg:x="10.151cm" svg:y="10.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2.87cm" svg:height="1.233cm" svg:x="3.477cm" svg:y="14.739cm">
          <text:p text:style-name="P6"><text:span text:style-name="T1">D</text:span><text:span text:style-name="T1">N</text:span><text:span text:style-name="T1">N</text:span><text:span text:style-name="T1"> </text:span><text:span text:style-name="T1">v</text:span><text:span text:style-name="T1">a</text:span><text:span text:style-name="T1">l</text:span><text:span text:style-name="T1">i</text:span><text:span text:style-name="T1">d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2.806cm" svg:height="1.641cm" svg:x="3.385cm" svg:y="7.134cm">
          <draw:text-box>
            <text:p text:style-name="P8"><text:span text:style-name="T2">D</text:span><text:span text:style-name="T2">N</text:span><text:span text:style-name="T2">N</text:span><text:span text:style-name="T3">1</text:span></text:p>
            <text:p text:style-name="P8"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/text:p>
          </draw:text-box>
        </draw:frame>
        <draw:custom-shape draw:style-name="gr17" draw:text-style-name="P4" draw:layer="layout" svg:width="0.178cm" svg:height="0.217cm" svg:x="9.17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78cm" svg:height="0.217cm" svg:x="9.171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78cm" svg:height="0.217cm" svg:x="9.571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78cm" svg:height="0.217cm" svg:x="9.572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78cm" svg:height="0.217cm" svg:x="9.972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78cm" svg:height="0.217cm" svg:x="9.973cm" svg:y="13.5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295cm" svg:x="6.473cm" svg:y="8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0.577cm" svg:height="0.576cm" svg:x="6.922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7cm" svg:height="0.576cm" svg:x="7.593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6cm" svg:height="0.576cm" svg:x="8.313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8cm" svg:height="0.577cm" svg:x="6.538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6cm" svg:height="0.577cm" svg:x="7.21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7.881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8.552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183cm" svg:y1="9.734cm" svg:x2="6.859cm" svg:y2="10.055cm">
          <text:p/>
        </draw:line>
        <draw:line draw:style-name="gr4" draw:text-style-name="P3" draw:layer="layout" svg:x1="7.913cm" svg:y1="9.74cm" svg:x2="7.445cm" svg:y2="10.085cm">
          <text:p/>
        </draw:line>
        <draw:line draw:style-name="gr4" draw:text-style-name="P3" draw:layer="layout" svg:x1="8.614cm" svg:y1="9.748cm" svg:x2="8.134cm" svg:y2="10.069cm">
          <text:p/>
        </draw:line>
        <draw:line draw:style-name="gr4" draw:text-style-name="P3" draw:layer="layout" svg:x1="8.625cm" svg:y1="9.744cm" svg:x2="8.786cm" svg:y2="10.082cm">
          <text:p/>
        </draw:line>
        <draw:line draw:style-name="gr4" draw:text-style-name="P3" draw:layer="layout" svg:x1="7.939cm" svg:y1="9.738cm" svg:x2="8.12cm" svg:y2="10.069cm">
          <text:p/>
        </draw:line>
        <draw:line draw:style-name="gr4" draw:text-style-name="P3" draw:layer="layout" svg:x1="7.183cm" svg:y1="9.758cm" svg:x2="7.438cm" svg:y2="10.095cm">
          <text:p/>
        </draw:line>
        <draw:line draw:style-name="gr4" draw:text-style-name="P3" draw:layer="layout" svg:x1="7.21cm" svg:y1="9.738cm" svg:x2="8.092cm" svg:y2="10.071cm">
          <text:p/>
        </draw:line>
        <draw:line draw:style-name="gr4" draw:text-style-name="P3" draw:layer="layout" svg:x1="7.222cm" svg:y1="9.736cm" svg:x2="8.716cm" svg:y2="10.104cm">
          <text:p/>
        </draw:line>
        <draw:line draw:style-name="gr4" draw:text-style-name="P3" draw:layer="layout" svg:x1="8.519cm" svg:y1="9.72cm" svg:x2="6.911cm" svg:y2="10.081cm">
          <text:p/>
        </draw:line>
        <draw:line draw:style-name="gr4" draw:text-style-name="P3" draw:layer="layout" svg:x1="7.961cm" svg:y1="9.731cm" svg:x2="8.719cm" svg:y2="10.084cm">
          <text:p/>
        </draw:line>
        <draw:line draw:style-name="gr4" draw:text-style-name="P3" draw:layer="layout" svg:x1="8.547cm" svg:y1="9.748cm" svg:x2="7.484cm" svg:y2="10.072cm">
          <text:p/>
        </draw:line>
        <draw:line draw:style-name="gr4" draw:text-style-name="P3" draw:layer="layout" svg:x1="7.854cm" svg:y1="9.746cm" svg:x2="6.876cm" svg:y2="10.065cm">
          <text:p/>
        </draw:line>
        <draw:custom-shape draw:style-name="gr5" draw:text-style-name="P4" draw:layer="layout" svg:width="0.577cm" svg:height="0.576cm" svg:x="6.948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7.619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8.338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6.565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7.236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78cm" svg:height="0.576cm" svg:x="7.906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8.578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209cm" svg:y1="12.315cm" svg:x2="6.885cm" svg:y2="11.994cm">
          <text:p/>
        </draw:line>
        <draw:line draw:style-name="gr4" draw:text-style-name="P3" draw:layer="layout" svg:x1="7.939cm" svg:y1="12.31cm" svg:x2="7.471cm" svg:y2="11.965cm">
          <text:p/>
        </draw:line>
        <draw:line draw:style-name="gr4" draw:text-style-name="P3" draw:layer="layout" svg:x1="8.64cm" svg:y1="12.302cm" svg:x2="8.16cm" svg:y2="11.981cm">
          <text:p/>
        </draw:line>
        <draw:line draw:style-name="gr4" draw:text-style-name="P3" draw:layer="layout" svg:x1="8.651cm" svg:y1="12.305cm" svg:x2="8.812cm" svg:y2="11.967cm">
          <text:p/>
        </draw:line>
        <draw:line draw:style-name="gr4" draw:text-style-name="P3" draw:layer="layout" svg:x1="7.965cm" svg:y1="12.312cm" svg:x2="8.146cm" svg:y2="11.981cm">
          <text:p/>
        </draw:line>
        <draw:line draw:style-name="gr4" draw:text-style-name="P3" draw:layer="layout" svg:x1="7.209cm" svg:y1="12.292cm" svg:x2="7.464cm" svg:y2="11.955cm">
          <text:p/>
        </draw:line>
        <draw:line draw:style-name="gr4" draw:text-style-name="P3" draw:layer="layout" svg:x1="7.236cm" svg:y1="12.311cm" svg:x2="8.118cm" svg:y2="11.978cm">
          <text:p/>
        </draw:line>
        <draw:line draw:style-name="gr4" draw:text-style-name="P3" draw:layer="layout" svg:x1="7.248cm" svg:y1="12.313cm" svg:x2="8.742cm" svg:y2="11.945cm">
          <text:p/>
        </draw:line>
        <draw:line draw:style-name="gr4" draw:text-style-name="P3" draw:layer="layout" svg:x1="8.545cm" svg:y1="12.329cm" svg:x2="6.937cm" svg:y2="11.968cm">
          <text:p/>
        </draw:line>
        <draw:line draw:style-name="gr4" draw:text-style-name="P3" draw:layer="layout" svg:x1="7.987cm" svg:y1="12.318cm" svg:x2="8.745cm" svg:y2="11.965cm">
          <text:p/>
        </draw:line>
        <draw:line draw:style-name="gr4" draw:text-style-name="P3" draw:layer="layout" svg:x1="8.572cm" svg:y1="12.302cm" svg:x2="7.509cm" svg:y2="11.978cm">
          <text:p/>
        </draw:line>
        <draw:line draw:style-name="gr4" draw:text-style-name="P3" draw:layer="layout" svg:x1="7.88cm" svg:y1="12.304cm" svg:x2="6.902cm" svg:y2="11.985cm">
          <text:p/>
        </draw:line>
        <draw:custom-shape draw:style-name="gr8" draw:text-style-name="P1" draw:layer="layout" svg:width="0.128cm" svg:height="0.114cm" svg:x="7.761cm" svg:y="10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13cm" svg:x="7.761cm" svg:y="10.9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21cm" svg:x="7.761cm" svg:y="11.1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78cm" svg:height="0.576cm" svg:x="6.922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6cm" svg:height="0.576cm" svg:x="7.594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7cm" svg:height="0.576cm" svg:x="8.313cm" svg:y="9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6.539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6cm" svg:height="0.577cm" svg:x="7.211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7.881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8.552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184cm" svg:y1="9.734cm" svg:x2="6.86cm" svg:y2="10.055cm">
          <text:p/>
        </draw:line>
        <draw:line draw:style-name="gr4" draw:text-style-name="P3" draw:layer="layout" svg:x1="7.913cm" svg:y1="9.74cm" svg:x2="7.445cm" svg:y2="10.085cm">
          <text:p/>
        </draw:line>
        <draw:line draw:style-name="gr4" draw:text-style-name="P3" draw:layer="layout" svg:x1="8.615cm" svg:y1="9.748cm" svg:x2="8.135cm" svg:y2="10.069cm">
          <text:p/>
        </draw:line>
        <draw:line draw:style-name="gr4" draw:text-style-name="P3" draw:layer="layout" svg:x1="8.626cm" svg:y1="9.744cm" svg:x2="8.787cm" svg:y2="10.082cm">
          <text:p/>
        </draw:line>
        <draw:line draw:style-name="gr4" draw:text-style-name="P3" draw:layer="layout" svg:x1="7.939cm" svg:y1="9.738cm" svg:x2="8.12cm" svg:y2="10.069cm">
          <text:p/>
        </draw:line>
        <draw:line draw:style-name="gr4" draw:text-style-name="P3" draw:layer="layout" svg:x1="7.184cm" svg:y1="9.758cm" svg:x2="7.439cm" svg:y2="10.095cm">
          <text:p/>
        </draw:line>
        <draw:line draw:style-name="gr4" draw:text-style-name="P3" draw:layer="layout" svg:x1="7.211cm" svg:y1="9.738cm" svg:x2="8.093cm" svg:y2="10.071cm">
          <text:p/>
        </draw:line>
        <draw:line draw:style-name="gr4" draw:text-style-name="P3" draw:layer="layout" svg:x1="7.223cm" svg:y1="9.736cm" svg:x2="8.717cm" svg:y2="10.104cm">
          <text:p/>
        </draw:line>
        <draw:line draw:style-name="gr4" draw:text-style-name="P3" draw:layer="layout" svg:x1="8.52cm" svg:y1="9.72cm" svg:x2="6.912cm" svg:y2="10.081cm">
          <text:p/>
        </draw:line>
        <draw:line draw:style-name="gr4" draw:text-style-name="P3" draw:layer="layout" svg:x1="7.961cm" svg:y1="9.731cm" svg:x2="8.719cm" svg:y2="10.084cm">
          <text:p/>
        </draw:line>
        <draw:line draw:style-name="gr4" draw:text-style-name="P3" draw:layer="layout" svg:x1="8.547cm" svg:y1="9.748cm" svg:x2="7.484cm" svg:y2="10.072cm">
          <text:p/>
        </draw:line>
        <draw:line draw:style-name="gr4" draw:text-style-name="P3" draw:layer="layout" svg:x1="7.854cm" svg:y1="9.746cm" svg:x2="6.876cm" svg:y2="10.065cm">
          <text:p/>
        </draw:line>
        <draw:custom-shape draw:style-name="gr10" draw:text-style-name="P5" draw:layer="layout" svg:width="0.576cm" svg:height="0.576cm" svg:x="6.949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76cm" svg:height="0.576cm" svg:x="7.62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77cm" svg:height="0.576cm" svg:x="8.338cm" svg:y="12.3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6.565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7.236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7.907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76cm" svg:height="0.576cm" svg:x="8.579cm" svg:y="11.3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21cm" svg:y1="12.315cm" svg:x2="6.886cm" svg:y2="11.994cm">
          <text:p/>
        </draw:line>
        <draw:line draw:style-name="gr4" draw:text-style-name="P3" draw:layer="layout" svg:x1="7.939cm" svg:y1="12.31cm" svg:x2="7.471cm" svg:y2="11.965cm">
          <text:p/>
        </draw:line>
        <draw:line draw:style-name="gr4" draw:text-style-name="P3" draw:layer="layout" svg:x1="8.64cm" svg:y1="12.302cm" svg:x2="8.16cm" svg:y2="11.981cm">
          <text:p/>
        </draw:line>
        <draw:line draw:style-name="gr4" draw:text-style-name="P3" draw:layer="layout" svg:x1="8.652cm" svg:y1="12.305cm" svg:x2="8.813cm" svg:y2="11.967cm">
          <text:p/>
        </draw:line>
        <draw:line draw:style-name="gr4" draw:text-style-name="P3" draw:layer="layout" svg:x1="7.965cm" svg:y1="12.312cm" svg:x2="8.146cm" svg:y2="11.981cm">
          <text:p/>
        </draw:line>
        <draw:line draw:style-name="gr4" draw:text-style-name="P3" draw:layer="layout" svg:x1="7.21cm" svg:y1="12.292cm" svg:x2="7.465cm" svg:y2="11.955cm">
          <text:p/>
        </draw:line>
        <draw:line draw:style-name="gr4" draw:text-style-name="P3" draw:layer="layout" svg:x1="7.237cm" svg:y1="12.311cm" svg:x2="8.119cm" svg:y2="11.978cm">
          <text:p/>
        </draw:line>
        <draw:line draw:style-name="gr4" draw:text-style-name="P3" draw:layer="layout" svg:x1="7.249cm" svg:y1="12.313cm" svg:x2="8.743cm" svg:y2="11.945cm">
          <text:p/>
        </draw:line>
        <draw:line draw:style-name="gr4" draw:text-style-name="P3" draw:layer="layout" svg:x1="8.546cm" svg:y1="12.329cm" svg:x2="6.938cm" svg:y2="11.968cm">
          <text:p/>
        </draw:line>
        <draw:line draw:style-name="gr4" draw:text-style-name="P3" draw:layer="layout" svg:x1="7.987cm" svg:y1="12.318cm" svg:x2="8.745cm" svg:y2="11.965cm">
          <text:p/>
        </draw:line>
        <draw:line draw:style-name="gr4" draw:text-style-name="P3" draw:layer="layout" svg:x1="8.573cm" svg:y1="12.302cm" svg:x2="7.51cm" svg:y2="11.978cm">
          <text:p/>
        </draw:line>
        <draw:line draw:style-name="gr4" draw:text-style-name="P3" draw:layer="layout" svg:x1="7.88cm" svg:y1="12.304cm" svg:x2="6.902cm" svg:y2="11.985cm">
          <text:p/>
        </draw:line>
        <draw:custom-shape draw:style-name="gr14" draw:text-style-name="P5" draw:layer="layout" svg:width="0.127cm" svg:height="0.114cm" svg:x="7.762cm" svg:y="10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13cm" svg:x="7.762cm" svg:y="10.9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21cm" svg:x="7.762cm" svg:y="11.147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806cm" svg:height="2.619cm" svg:x="6.404cm" svg:y="7.158cm">
          <draw:text-box>
            <text:p text:style-name="P8"><text:span text:style-name="T2">D</text:span><text:span text:style-name="T2">N</text:span><text:span text:style-name="T2">N</text:span><text:span text:style-name="T3">2</text:span></text:p>
            <text:p text:style-name="P8"><text:span text:style-name="T2">T</text:span><text:span text:style-name="T2">r</text:span><text:span text:style-name="T2">ai</text:span><text:span text:style-name="T2">n</text:span><text:span text:style-name="T2">i</text:span><text:span text:style-name="T2">n</text:span><text:span text:style-name="T2">g</text:span></text:p>
          </draw:text-box>
        </draw:frame>
        <draw:custom-shape draw:style-name="gr1" draw:text-style-name="P1" draw:layer="layout" svg:width="2.667cm" svg:height="4.295cm" svg:x="10.545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0.577cm" svg:height="0.576cm" svg:x="10.994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7cm" svg:height="0.576cm" svg:x="11.665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6cm" svg:height="0.576cm" svg:x="12.385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8cm" svg:height="0.577cm" svg:x="10.61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6cm" svg:height="0.577cm" svg:x="11.282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11.95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12.524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255cm" svg:y1="9.761cm" svg:x2="10.931cm" svg:y2="10.082cm">
          <text:p/>
        </draw:line>
        <draw:line draw:style-name="gr4" draw:text-style-name="P3" draw:layer="layout" svg:x1="11.985cm" svg:y1="9.767cm" svg:x2="11.517cm" svg:y2="10.112cm">
          <text:p/>
        </draw:line>
        <draw:line draw:style-name="gr4" draw:text-style-name="P3" draw:layer="layout" svg:x1="12.686cm" svg:y1="9.775cm" svg:x2="12.206cm" svg:y2="10.096cm">
          <text:p/>
        </draw:line>
        <draw:line draw:style-name="gr4" draw:text-style-name="P3" draw:layer="layout" svg:x1="12.597cm" svg:y1="9.771cm" svg:x2="12.758cm" svg:y2="10.109cm">
          <text:p/>
        </draw:line>
        <draw:line draw:style-name="gr4" draw:text-style-name="P3" draw:layer="layout" svg:x1="12.011cm" svg:y1="9.765cm" svg:x2="12.192cm" svg:y2="10.096cm">
          <text:p/>
        </draw:line>
        <draw:line draw:style-name="gr4" draw:text-style-name="P3" draw:layer="layout" svg:x1="11.255cm" svg:y1="9.785cm" svg:x2="11.51cm" svg:y2="10.122cm">
          <text:p/>
        </draw:line>
        <draw:line draw:style-name="gr4" draw:text-style-name="P3" draw:layer="layout" svg:x1="11.282cm" svg:y1="9.765cm" svg:x2="12.164cm" svg:y2="10.098cm">
          <text:p/>
        </draw:line>
        <draw:line draw:style-name="gr4" draw:text-style-name="P3" draw:layer="layout" svg:x1="11.294cm" svg:y1="9.763cm" svg:x2="12.788cm" svg:y2="10.131cm">
          <text:p/>
        </draw:line>
        <draw:line draw:style-name="gr4" draw:text-style-name="P3" draw:layer="layout" svg:x1="12.591cm" svg:y1="9.747cm" svg:x2="10.983cm" svg:y2="10.108cm">
          <text:p/>
        </draw:line>
        <draw:line draw:style-name="gr4" draw:text-style-name="P3" draw:layer="layout" svg:x1="12.033cm" svg:y1="9.758cm" svg:x2="12.791cm" svg:y2="10.111cm">
          <text:p/>
        </draw:line>
        <draw:line draw:style-name="gr4" draw:text-style-name="P3" draw:layer="layout" svg:x1="12.619cm" svg:y1="9.775cm" svg:x2="11.556cm" svg:y2="10.099cm">
          <text:p/>
        </draw:line>
        <draw:line draw:style-name="gr4" draw:text-style-name="P3" draw:layer="layout" svg:x1="11.926cm" svg:y1="9.773cm" svg:x2="10.948cm" svg:y2="10.092cm">
          <text:p/>
        </draw:line>
        <draw:custom-shape draw:style-name="gr5" draw:text-style-name="P4" draw:layer="layout" svg:width="0.577cm" svg:height="0.576cm" svg:x="11.02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11.691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12.41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0.637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1.308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78cm" svg:height="0.576cm" svg:x="11.978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2.55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281cm" svg:y1="12.342cm" svg:x2="10.957cm" svg:y2="12.021cm">
          <text:p/>
        </draw:line>
        <draw:line draw:style-name="gr4" draw:text-style-name="P3" draw:layer="layout" svg:x1="12.011cm" svg:y1="12.337cm" svg:x2="11.543cm" svg:y2="11.992cm">
          <text:p/>
        </draw:line>
        <draw:line draw:style-name="gr4" draw:text-style-name="P3" draw:layer="layout" svg:x1="12.712cm" svg:y1="12.329cm" svg:x2="12.232cm" svg:y2="12.008cm">
          <text:p/>
        </draw:line>
        <draw:line draw:style-name="gr4" draw:text-style-name="P3" draw:layer="layout" svg:x1="12.623cm" svg:y1="12.332cm" svg:x2="12.784cm" svg:y2="11.994cm">
          <text:p/>
        </draw:line>
        <draw:line draw:style-name="gr4" draw:text-style-name="P3" draw:layer="layout" svg:x1="12.037cm" svg:y1="12.339cm" svg:x2="12.218cm" svg:y2="12.008cm">
          <text:p/>
        </draw:line>
        <draw:line draw:style-name="gr4" draw:text-style-name="P3" draw:layer="layout" svg:x1="11.281cm" svg:y1="12.319cm" svg:x2="11.536cm" svg:y2="11.982cm">
          <text:p/>
        </draw:line>
        <draw:line draw:style-name="gr4" draw:text-style-name="P3" draw:layer="layout" svg:x1="11.308cm" svg:y1="12.338cm" svg:x2="12.19cm" svg:y2="12.005cm">
          <text:p/>
        </draw:line>
        <draw:line draw:style-name="gr4" draw:text-style-name="P3" draw:layer="layout" svg:x1="11.32cm" svg:y1="12.34cm" svg:x2="12.814cm" svg:y2="11.972cm">
          <text:p/>
        </draw:line>
        <draw:line draw:style-name="gr4" draw:text-style-name="P3" draw:layer="layout" svg:x1="12.617cm" svg:y1="12.356cm" svg:x2="11.009cm" svg:y2="11.995cm">
          <text:p/>
        </draw:line>
        <draw:line draw:style-name="gr4" draw:text-style-name="P3" draw:layer="layout" svg:x1="12.059cm" svg:y1="12.345cm" svg:x2="12.817cm" svg:y2="11.992cm">
          <text:p/>
        </draw:line>
        <draw:line draw:style-name="gr4" draw:text-style-name="P3" draw:layer="layout" svg:x1="12.644cm" svg:y1="12.329cm" svg:x2="11.581cm" svg:y2="12.005cm">
          <text:p/>
        </draw:line>
        <draw:line draw:style-name="gr4" draw:text-style-name="P3" draw:layer="layout" svg:x1="11.952cm" svg:y1="12.331cm" svg:x2="10.974cm" svg:y2="12.012cm">
          <text:p/>
        </draw:line>
        <draw:custom-shape draw:style-name="gr8" draw:text-style-name="P1" draw:layer="layout" svg:width="0.128cm" svg:height="0.114cm" svg:x="11.833cm" svg:y="10.7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13cm" svg:x="11.833cm" svg:y="10.9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21cm" svg:x="11.833cm" svg:y="11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78cm" svg:height="0.576cm" svg:x="10.994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6cm" svg:height="0.576cm" svg:x="11.666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7cm" svg:height="0.576cm" svg:x="12.385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0.611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6cm" svg:height="0.577cm" svg:x="11.28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1.953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2.524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256cm" svg:y1="9.761cm" svg:x2="10.932cm" svg:y2="10.082cm">
          <text:p/>
        </draw:line>
        <draw:line draw:style-name="gr4" draw:text-style-name="P3" draw:layer="layout" svg:x1="11.985cm" svg:y1="9.767cm" svg:x2="11.517cm" svg:y2="10.112cm">
          <text:p/>
        </draw:line>
        <draw:line draw:style-name="gr4" draw:text-style-name="P3" draw:layer="layout" svg:x1="12.687cm" svg:y1="9.775cm" svg:x2="12.207cm" svg:y2="10.096cm">
          <text:p/>
        </draw:line>
        <draw:line draw:style-name="gr4" draw:text-style-name="P3" draw:layer="layout" svg:x1="12.598cm" svg:y1="9.771cm" svg:x2="12.759cm" svg:y2="10.109cm">
          <text:p/>
        </draw:line>
        <draw:line draw:style-name="gr4" draw:text-style-name="P3" draw:layer="layout" svg:x1="12.011cm" svg:y1="9.765cm" svg:x2="12.192cm" svg:y2="10.096cm">
          <text:p/>
        </draw:line>
        <draw:line draw:style-name="gr4" draw:text-style-name="P3" draw:layer="layout" svg:x1="11.256cm" svg:y1="9.785cm" svg:x2="11.511cm" svg:y2="10.122cm">
          <text:p/>
        </draw:line>
        <draw:line draw:style-name="gr4" draw:text-style-name="P3" draw:layer="layout" svg:x1="11.283cm" svg:y1="9.765cm" svg:x2="12.165cm" svg:y2="10.098cm">
          <text:p/>
        </draw:line>
        <draw:line draw:style-name="gr4" draw:text-style-name="P3" draw:layer="layout" svg:x1="11.295cm" svg:y1="9.763cm" svg:x2="12.789cm" svg:y2="10.131cm">
          <text:p/>
        </draw:line>
        <draw:line draw:style-name="gr4" draw:text-style-name="P3" draw:layer="layout" svg:x1="12.592cm" svg:y1="9.747cm" svg:x2="10.984cm" svg:y2="10.108cm">
          <text:p/>
        </draw:line>
        <draw:line draw:style-name="gr4" draw:text-style-name="P3" draw:layer="layout" svg:x1="12.033cm" svg:y1="9.758cm" svg:x2="12.791cm" svg:y2="10.111cm">
          <text:p/>
        </draw:line>
        <draw:line draw:style-name="gr4" draw:text-style-name="P3" draw:layer="layout" svg:x1="12.619cm" svg:y1="9.775cm" svg:x2="11.556cm" svg:y2="10.099cm">
          <text:p/>
        </draw:line>
        <draw:line draw:style-name="gr4" draw:text-style-name="P3" draw:layer="layout" svg:x1="11.926cm" svg:y1="9.773cm" svg:x2="10.948cm" svg:y2="10.092cm">
          <text:p/>
        </draw:line>
        <draw:custom-shape draw:style-name="gr10" draw:text-style-name="P5" draw:layer="layout" svg:width="0.576cm" svg:height="0.576cm" svg:x="11.021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76cm" svg:height="0.576cm" svg:x="11.692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77cm" svg:height="0.576cm" svg:x="12.41cm" svg:y="12.3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0.637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1.308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1.979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76cm" svg:height="0.576cm" svg:x="12.551cm" svg:y="11.4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282cm" svg:y1="12.342cm" svg:x2="10.958cm" svg:y2="12.021cm">
          <text:p/>
        </draw:line>
        <draw:line draw:style-name="gr4" draw:text-style-name="P3" draw:layer="layout" svg:x1="12.011cm" svg:y1="12.337cm" svg:x2="11.543cm" svg:y2="11.992cm">
          <text:p/>
        </draw:line>
        <draw:line draw:style-name="gr4" draw:text-style-name="P3" draw:layer="layout" svg:x1="12.712cm" svg:y1="12.329cm" svg:x2="12.232cm" svg:y2="12.008cm">
          <text:p/>
        </draw:line>
        <draw:line draw:style-name="gr4" draw:text-style-name="P3" draw:layer="layout" svg:x1="12.624cm" svg:y1="12.332cm" svg:x2="12.785cm" svg:y2="11.994cm">
          <text:p/>
        </draw:line>
        <draw:line draw:style-name="gr4" draw:text-style-name="P3" draw:layer="layout" svg:x1="12.037cm" svg:y1="12.339cm" svg:x2="12.218cm" svg:y2="12.008cm">
          <text:p/>
        </draw:line>
        <draw:line draw:style-name="gr4" draw:text-style-name="P3" draw:layer="layout" svg:x1="11.282cm" svg:y1="12.319cm" svg:x2="11.537cm" svg:y2="11.982cm">
          <text:p/>
        </draw:line>
        <draw:line draw:style-name="gr4" draw:text-style-name="P3" draw:layer="layout" svg:x1="11.309cm" svg:y1="12.338cm" svg:x2="12.191cm" svg:y2="12.005cm">
          <text:p/>
        </draw:line>
        <draw:line draw:style-name="gr4" draw:text-style-name="P3" draw:layer="layout" svg:x1="11.321cm" svg:y1="12.34cm" svg:x2="12.815cm" svg:y2="11.972cm">
          <text:p/>
        </draw:line>
        <draw:line draw:style-name="gr4" draw:text-style-name="P3" draw:layer="layout" svg:x1="12.618cm" svg:y1="12.356cm" svg:x2="11.01cm" svg:y2="11.995cm">
          <text:p/>
        </draw:line>
        <draw:line draw:style-name="gr4" draw:text-style-name="P3" draw:layer="layout" svg:x1="12.059cm" svg:y1="12.345cm" svg:x2="12.817cm" svg:y2="11.992cm">
          <text:p/>
        </draw:line>
        <draw:line draw:style-name="gr4" draw:text-style-name="P3" draw:layer="layout" svg:x1="12.645cm" svg:y1="12.329cm" svg:x2="11.582cm" svg:y2="12.005cm">
          <text:p/>
        </draw:line>
        <draw:line draw:style-name="gr4" draw:text-style-name="P3" draw:layer="layout" svg:x1="11.952cm" svg:y1="12.331cm" svg:x2="10.974cm" svg:y2="12.012cm">
          <text:p/>
        </draw:line>
        <draw:custom-shape draw:style-name="gr14" draw:text-style-name="P5" draw:layer="layout" svg:width="0.127cm" svg:height="0.114cm" svg:x="11.834cm" svg:y="10.7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13cm" svg:x="11.834cm" svg:y="10.9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21cm" svg:x="11.834cm" svg:y="11.17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806cm" svg:height="2.619cm" svg:x="10.515cm" svg:y="7.242cm">
          <draw:text-box>
            <text:p text:style-name="P8"><text:span text:style-name="T2">DN</text:span><text:span text:style-name="T2">N</text:span><text:span text:style-name="T3">N-1</text:span></text:p>
            <text:p text:style-name="P8"><text:span text:style-name="T2">Trai</text:span><text:span text:style-name="T2">nin</text:span><text:span text:style-name="T2">g</text:span></text:p>
          </draw:text-box>
        </draw:frame>
        <draw:custom-shape draw:style-name="gr1" draw:text-style-name="P1" draw:layer="layout" svg:width="2.667cm" svg:height="4.295cm" svg:x="13.499cm" svg:y="8.8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0.577cm" svg:height="0.576cm" svg:x="13.948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7cm" svg:height="0.576cm" svg:x="14.619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76cm" svg:height="0.576cm" svg:x="15.339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8cm" svg:height="0.577cm" svg:x="13.564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6cm" svg:height="0.577cm" svg:x="14.236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14.907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77cm" svg:height="0.577cm" svg:x="15.578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209cm" svg:y1="9.762cm" svg:x2="13.885cm" svg:y2="10.083cm">
          <text:p/>
        </draw:line>
        <draw:line draw:style-name="gr4" draw:text-style-name="P3" draw:layer="layout" svg:x1="14.939cm" svg:y1="9.768cm" svg:x2="14.471cm" svg:y2="10.113cm">
          <text:p/>
        </draw:line>
        <draw:line draw:style-name="gr4" draw:text-style-name="P3" draw:layer="layout" svg:x1="15.64cm" svg:y1="9.776cm" svg:x2="15.16cm" svg:y2="10.097cm">
          <text:p/>
        </draw:line>
        <draw:line draw:style-name="gr4" draw:text-style-name="P3" draw:layer="layout" svg:x1="15.651cm" svg:y1="9.772cm" svg:x2="15.812cm" svg:y2="10.11cm">
          <text:p/>
        </draw:line>
        <draw:line draw:style-name="gr4" draw:text-style-name="P3" draw:layer="layout" svg:x1="14.965cm" svg:y1="9.766cm" svg:x2="15.146cm" svg:y2="10.097cm">
          <text:p/>
        </draw:line>
        <draw:line draw:style-name="gr4" draw:text-style-name="P3" draw:layer="layout" svg:x1="14.209cm" svg:y1="9.786cm" svg:x2="14.464cm" svg:y2="10.123cm">
          <text:p/>
        </draw:line>
        <draw:line draw:style-name="gr4" draw:text-style-name="P3" draw:layer="layout" svg:x1="14.236cm" svg:y1="9.766cm" svg:x2="15.118cm" svg:y2="10.099cm">
          <text:p/>
        </draw:line>
        <draw:line draw:style-name="gr4" draw:text-style-name="P3" draw:layer="layout" svg:x1="14.248cm" svg:y1="9.764cm" svg:x2="15.742cm" svg:y2="10.132cm">
          <text:p/>
        </draw:line>
        <draw:line draw:style-name="gr4" draw:text-style-name="P3" draw:layer="layout" svg:x1="15.545cm" svg:y1="9.748cm" svg:x2="13.937cm" svg:y2="10.109cm">
          <text:p/>
        </draw:line>
        <draw:line draw:style-name="gr4" draw:text-style-name="P3" draw:layer="layout" svg:x1="14.987cm" svg:y1="9.759cm" svg:x2="15.745cm" svg:y2="10.112cm">
          <text:p/>
        </draw:line>
        <draw:line draw:style-name="gr4" draw:text-style-name="P3" draw:layer="layout" svg:x1="15.573cm" svg:y1="9.776cm" svg:x2="14.51cm" svg:y2="10.1cm">
          <text:p/>
        </draw:line>
        <draw:line draw:style-name="gr4" draw:text-style-name="P3" draw:layer="layout" svg:x1="14.88cm" svg:y1="9.774cm" svg:x2="13.902cm" svg:y2="10.093cm">
          <text:p/>
        </draw:line>
        <draw:custom-shape draw:style-name="gr5" draw:text-style-name="P4" draw:layer="layout" svg:width="0.577cm" svg:height="0.576cm" svg:x="13.974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14.645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7cm" svg:height="0.576cm" svg:x="15.364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3.591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4.262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78cm" svg:height="0.576cm" svg:x="14.932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76cm" svg:height="0.576cm" svg:x="15.604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235cm" svg:y1="12.343cm" svg:x2="13.911cm" svg:y2="12.022cm">
          <text:p/>
        </draw:line>
        <draw:line draw:style-name="gr4" draw:text-style-name="P3" draw:layer="layout" svg:x1="14.965cm" svg:y1="12.338cm" svg:x2="14.497cm" svg:y2="11.993cm">
          <text:p/>
        </draw:line>
        <draw:line draw:style-name="gr4" draw:text-style-name="P3" draw:layer="layout" svg:x1="15.666cm" svg:y1="12.33cm" svg:x2="15.186cm" svg:y2="12.009cm">
          <text:p/>
        </draw:line>
        <draw:line draw:style-name="gr4" draw:text-style-name="P3" draw:layer="layout" svg:x1="15.677cm" svg:y1="12.333cm" svg:x2="15.838cm" svg:y2="11.995cm">
          <text:p/>
        </draw:line>
        <draw:line draw:style-name="gr4" draw:text-style-name="P3" draw:layer="layout" svg:x1="14.991cm" svg:y1="12.34cm" svg:x2="15.172cm" svg:y2="12.009cm">
          <text:p/>
        </draw:line>
        <draw:line draw:style-name="gr4" draw:text-style-name="P3" draw:layer="layout" svg:x1="14.235cm" svg:y1="12.32cm" svg:x2="14.49cm" svg:y2="11.983cm">
          <text:p/>
        </draw:line>
        <draw:line draw:style-name="gr4" draw:text-style-name="P3" draw:layer="layout" svg:x1="14.262cm" svg:y1="12.339cm" svg:x2="15.144cm" svg:y2="12.006cm">
          <text:p/>
        </draw:line>
        <draw:line draw:style-name="gr4" draw:text-style-name="P3" draw:layer="layout" svg:x1="14.274cm" svg:y1="12.341cm" svg:x2="15.768cm" svg:y2="11.973cm">
          <text:p/>
        </draw:line>
        <draw:line draw:style-name="gr4" draw:text-style-name="P3" draw:layer="layout" svg:x1="15.571cm" svg:y1="12.357cm" svg:x2="13.963cm" svg:y2="11.996cm">
          <text:p/>
        </draw:line>
        <draw:line draw:style-name="gr4" draw:text-style-name="P3" draw:layer="layout" svg:x1="15.013cm" svg:y1="12.346cm" svg:x2="15.771cm" svg:y2="11.993cm">
          <text:p/>
        </draw:line>
        <draw:line draw:style-name="gr4" draw:text-style-name="P3" draw:layer="layout" svg:x1="15.598cm" svg:y1="12.33cm" svg:x2="14.535cm" svg:y2="12.006cm">
          <text:p/>
        </draw:line>
        <draw:line draw:style-name="gr4" draw:text-style-name="P3" draw:layer="layout" svg:x1="14.906cm" svg:y1="12.332cm" svg:x2="13.928cm" svg:y2="12.013cm">
          <text:p/>
        </draw:line>
        <draw:custom-shape draw:style-name="gr8" draw:text-style-name="P1" draw:layer="layout" svg:width="0.128cm" svg:height="0.114cm" svg:x="14.787cm" svg:y="10.7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13cm" svg:x="14.787cm" svg:y="10.9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8cm" svg:height="0.121cm" svg:x="14.787cm" svg:y="11.1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78cm" svg:height="0.576cm" svg:x="13.948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6cm" svg:height="0.576cm" svg:x="14.62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77cm" svg:height="0.576cm" svg:x="15.339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3.565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6cm" svg:height="0.577cm" svg:x="14.237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4.907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77cm" svg:height="0.577cm" svg:x="15.578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21cm" svg:y1="9.762cm" svg:x2="13.886cm" svg:y2="10.083cm">
          <text:p/>
        </draw:line>
        <draw:line draw:style-name="gr4" draw:text-style-name="P3" draw:layer="layout" svg:x1="14.939cm" svg:y1="9.768cm" svg:x2="14.471cm" svg:y2="10.113cm">
          <text:p/>
        </draw:line>
        <draw:line draw:style-name="gr4" draw:text-style-name="P3" draw:layer="layout" svg:x1="15.641cm" svg:y1="9.776cm" svg:x2="15.161cm" svg:y2="10.097cm">
          <text:p/>
        </draw:line>
        <draw:line draw:style-name="gr4" draw:text-style-name="P3" draw:layer="layout" svg:x1="15.652cm" svg:y1="9.772cm" svg:x2="15.813cm" svg:y2="10.11cm">
          <text:p/>
        </draw:line>
        <draw:line draw:style-name="gr4" draw:text-style-name="P3" draw:layer="layout" svg:x1="14.965cm" svg:y1="9.766cm" svg:x2="15.146cm" svg:y2="10.097cm">
          <text:p/>
        </draw:line>
        <draw:line draw:style-name="gr4" draw:text-style-name="P3" draw:layer="layout" svg:x1="14.21cm" svg:y1="9.786cm" svg:x2="14.465cm" svg:y2="10.123cm">
          <text:p/>
        </draw:line>
        <draw:line draw:style-name="gr4" draw:text-style-name="P3" draw:layer="layout" svg:x1="14.237cm" svg:y1="9.766cm" svg:x2="15.119cm" svg:y2="10.099cm">
          <text:p/>
        </draw:line>
        <draw:line draw:style-name="gr4" draw:text-style-name="P3" draw:layer="layout" svg:x1="14.249cm" svg:y1="9.764cm" svg:x2="15.743cm" svg:y2="10.132cm">
          <text:p/>
        </draw:line>
        <draw:line draw:style-name="gr4" draw:text-style-name="P3" draw:layer="layout" svg:x1="15.546cm" svg:y1="9.748cm" svg:x2="13.938cm" svg:y2="10.109cm">
          <text:p/>
        </draw:line>
        <draw:line draw:style-name="gr4" draw:text-style-name="P3" draw:layer="layout" svg:x1="14.987cm" svg:y1="9.759cm" svg:x2="15.745cm" svg:y2="10.112cm">
          <text:p/>
        </draw:line>
        <draw:line draw:style-name="gr4" draw:text-style-name="P3" draw:layer="layout" svg:x1="15.573cm" svg:y1="9.776cm" svg:x2="14.51cm" svg:y2="10.1cm">
          <text:p/>
        </draw:line>
        <draw:line draw:style-name="gr4" draw:text-style-name="P3" draw:layer="layout" svg:x1="14.88cm" svg:y1="9.774cm" svg:x2="13.902cm" svg:y2="10.093cm">
          <text:p/>
        </draw:line>
        <draw:custom-shape draw:style-name="gr10" draw:text-style-name="P5" draw:layer="layout" svg:width="0.576cm" svg:height="0.576cm" svg:x="13.975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76cm" svg:height="0.576cm" svg:x="14.646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77cm" svg:height="0.576cm" svg:x="15.364cm" svg:y="12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3.591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4.262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77cm" svg:height="0.576cm" svg:x="14.933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576cm" svg:height="0.576cm" svg:x="15.605cm" svg:y="11.4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236cm" svg:y1="12.343cm" svg:x2="13.912cm" svg:y2="12.022cm">
          <text:p/>
        </draw:line>
        <draw:line draw:style-name="gr4" draw:text-style-name="P3" draw:layer="layout" svg:x1="14.965cm" svg:y1="12.338cm" svg:x2="14.497cm" svg:y2="11.993cm">
          <text:p/>
        </draw:line>
        <draw:line draw:style-name="gr4" draw:text-style-name="P3" draw:layer="layout" svg:x1="15.666cm" svg:y1="12.33cm" svg:x2="15.186cm" svg:y2="12.009cm">
          <text:p/>
        </draw:line>
        <draw:line draw:style-name="gr4" draw:text-style-name="P3" draw:layer="layout" svg:x1="15.678cm" svg:y1="12.333cm" svg:x2="15.839cm" svg:y2="11.995cm">
          <text:p/>
        </draw:line>
        <draw:line draw:style-name="gr4" draw:text-style-name="P3" draw:layer="layout" svg:x1="14.991cm" svg:y1="12.34cm" svg:x2="15.172cm" svg:y2="12.009cm">
          <text:p/>
        </draw:line>
        <draw:line draw:style-name="gr4" draw:text-style-name="P3" draw:layer="layout" svg:x1="14.236cm" svg:y1="12.32cm" svg:x2="14.491cm" svg:y2="11.983cm">
          <text:p/>
        </draw:line>
        <draw:line draw:style-name="gr4" draw:text-style-name="P3" draw:layer="layout" svg:x1="14.263cm" svg:y1="12.339cm" svg:x2="15.145cm" svg:y2="12.006cm">
          <text:p/>
        </draw:line>
        <draw:line draw:style-name="gr4" draw:text-style-name="P3" draw:layer="layout" svg:x1="14.275cm" svg:y1="12.341cm" svg:x2="15.769cm" svg:y2="11.973cm">
          <text:p/>
        </draw:line>
        <draw:line draw:style-name="gr4" draw:text-style-name="P3" draw:layer="layout" svg:x1="15.572cm" svg:y1="12.357cm" svg:x2="13.964cm" svg:y2="11.996cm">
          <text:p/>
        </draw:line>
        <draw:line draw:style-name="gr4" draw:text-style-name="P3" draw:layer="layout" svg:x1="15.013cm" svg:y1="12.346cm" svg:x2="15.771cm" svg:y2="11.993cm">
          <text:p/>
        </draw:line>
        <draw:line draw:style-name="gr4" draw:text-style-name="P3" draw:layer="layout" svg:x1="15.599cm" svg:y1="12.33cm" svg:x2="14.536cm" svg:y2="12.006cm">
          <text:p/>
        </draw:line>
        <draw:line draw:style-name="gr4" draw:text-style-name="P3" draw:layer="layout" svg:x1="14.906cm" svg:y1="12.332cm" svg:x2="13.928cm" svg:y2="12.013cm">
          <text:p/>
        </draw:line>
        <draw:custom-shape draw:style-name="gr14" draw:text-style-name="P5" draw:layer="layout" svg:width="0.127cm" svg:height="0.114cm" svg:x="14.788cm" svg:y="10.7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13cm" svg:x="14.788cm" svg:y="10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121cm" svg:x="14.788cm" svg:y="11.17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806cm" svg:height="2.619cm" svg:x="13.463cm" svg:y="7.243cm">
          <draw:text-box>
            <text:p text:style-name="P8"><text:span text:style-name="T2">DNN</text:span><text:span text:style-name="T3">N</text:span></text:p>
            <text:p text:style-name="P8"><text:span text:style-name="T2">Training</text:span></text:p>
          </draw:text-box>
        </draw:frame>
        <draw:line draw:style-name="gr21" draw:text-style-name="P3" draw:layer="layout" svg:x1="4.724cm" svg:y1="13.034cm" svg:x2="4.724cm" svg:y2="14.694cm">
          <text:p/>
        </draw:line>
        <draw:line draw:style-name="gr21" draw:text-style-name="P3" draw:layer="layout" svg:x1="7.855cm" svg:y1="13.082cm" svg:x2="7.855cm" svg:y2="14.742cm">
          <text:p/>
        </draw:line>
        <draw:line draw:style-name="gr21" draw:text-style-name="P3" draw:layer="layout" svg:x1="11.927cm" svg:y1="13.115cm" svg:x2="11.927cm" svg:y2="14.775cm">
          <text:p/>
        </draw:line>
        <draw:line draw:style-name="gr21" draw:text-style-name="P3" draw:layer="layout" svg:x1="14.955cm" svg:y1="13.105cm" svg:x2="14.955cm" svg:y2="14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07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2:09:24.896303073</meta:creation-date>
    <dc:date>2019-04-06T17:03:37.722644845</dc:date>
    <meta:editing-duration>P4DT21H25M6S</meta:editing-duration>
    <meta:editing-cycles>60</meta:editing-cycles>
    <meta:generator>LibreOffice/5.1.6.2$Linux_X86_64 LibreOffice_project/10m0$Build-2</meta:generator>
    <meta:document-statistic meta:object-count="353"/>
  </office:meta>
</office:document-meta>
</file>